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950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P(mispred)</text:p>
          </table:table-cell>
          <table:table-cell table:style-name="ce1" office:value-type="string" calcext:value-type="string">
            <text:p>P(mispred|correct)</text:p>
          </table:table-cell>
          <table:table-cell table:style-name="ce1" office:value-type="string" calcext:value-type="string">
            <text:p>P(mispred|incorrect)</text:p>
          </table:table-cell>
          <table:table-cell table:style-name="ce1" office:value-type="string" calcext:value-type="string">
            <text:p>P(pred label = class)</text:p>
          </table:table-cell>
          <table:table-cell table:style-name="ce1" office:value-type="string" calcext:value-type="string">
            <text:p>train clusterability</text:p>
          </table:table-cell>
          <table:table-cell table:style-name="ce1" office:value-type="string" calcext:value-type="string">
            <text:p>test clusterabilit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8613861386139" calcext:value-type="float">
            <text:p>0.138613861386139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8" calcext:value-type="float">
            <text:p>8</text:p>
          </table:table-cell>
          <table:table-cell office:value-type="float" office:value="0.207920792079208" calcext:value-type="float">
            <text:p>0.207920792079208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019801980198" calcext:value-type="float">
            <text:p>0.01980198019802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7002997002997" calcext:value-type="float">
            <text:p>0.97002997002997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5049504950495" calcext:value-type="float">
            <text:p>0.95049504950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8" calcext:value-type="float">
            <text:p>8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8011988011988" calcext:value-type="float">
            <text:p>0.988011988011988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9009900990099" calcext:value-type="float">
            <text:p>0.00990099009901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8" calcext:value-type="float">
            <text:p>8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920792079208" calcext:value-type="float">
            <text:p>0.207920792079208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11288711288711" calcext:value-type="float">
            <text:p>0.711288711288711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686313686313686" calcext:value-type="float">
            <text:p>0.686313686313686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8" calcext:value-type="float">
            <text:p>8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006993006993" calcext:value-type="float">
            <text:p>0.9930069930069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11" calcext:value-type="float">
            <text:p>11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84015984015984" calcext:value-type="float">
            <text:p>0.984015984015984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8" calcext:value-type="float">
            <text:p>8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75" calcext:value-type="float">
            <text:p>0.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049504950495" calcext:value-type="float">
            <text:p>0.04950495049505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3116883116883" calcext:value-type="float">
            <text:p>0.883116883116883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11" calcext:value-type="float">
            <text:p>11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000999000999" calcext:value-type="float">
            <text:p>0.9000999000999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01980198019802" calcext:value-type="float">
            <text:p>0.801980198019802</text:p>
          </table:table-cell>
          <table:table-cell office:value-type="float" office:value="8" calcext:value-type="float">
            <text:p>8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75" calcext:value-type="float">
            <text:p>0.75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867132867132867" calcext:value-type="float">
            <text:p>0.867132867132867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11" calcext:value-type="float">
            <text:p>11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8" calcext:value-type="float">
            <text:p>8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75" calcext:value-type="float">
            <text:p>0.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007992007992" calcext:value-type="float">
            <text:p>0.992007992007992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99000999000999" calcext:value-type="float">
            <text:p>0.999000999000999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8" calcext:value-type="float">
            <text:p>8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98001998001998" calcext:value-type="float">
            <text:p>0.998001998001998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5021645021645" calcext:value-type="float">
            <text:p>0.795021645021645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194949494949495" calcext:value-type="float">
            <text:p>0.194949494949495</text:p>
          </table:table-cell>
          <table:table-cell office:value-type="float" office:value="705" calcext:value-type="float">
            <text:p>705</text:p>
          </table:table-cell>
          <table:table-cell office:value-type="float" office:value="0.805050505050505" calcext:value-type="float">
            <text:p>0.805050505050505</text:p>
          </table:table-cell>
          <table:table-cell office:value-type="float" office:value="0.796275180539719" calcext:value-type="float">
            <text:p>0.796275180539719</text:p>
          </table:table-cell>
          <table:table-cell office:value-type="float" office:value="0.968794326241135" calcext:value-type="float">
            <text:p>0.968794326241135</text:p>
          </table:table-cell>
          <table:table-cell office:value-type="float" office:value="0.204473304473304" calcext:value-type="float">
            <text:p>0.20447330447330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1358" calcext:value-type="float">
            <text:p>1358</text:p>
          </table:table-cell>
          <table:table-cell office:value-type="float" office:value="0.810678210678211" calcext:value-type="float">
            <text:p>0.810678210678211</text:p>
          </table:table-cell>
          <table:table-cell office:value-type="float" office:value="0.797872340425532" calcext:value-type="float">
            <text:p>0.79787234042553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03968253968254" calcext:value-type="float">
            <text:p>0.20396825396825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6406926406926" calcext:value-type="float">
            <text:p>0.826406926406926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.845156495168883" calcext:value-type="float">
            <text:p>0.845156495168883</text:p>
          </table:table-cell>
          <table:table-cell office:value-type="float" office:value="0.861111111111111" calcext:value-type="float">
            <text:p>0.861111111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71717171717172" calcext:value-type="float">
            <text:p>0.171717171717172</text:p>
          </table:table-cell>
          <table:table-cell office:value-type="float" office:value="705" calcext:value-type="float">
            <text:p>70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0.822348916761687" calcext:value-type="float">
            <text:p>0.822348916761687</text:p>
          </table:table-cell>
          <table:table-cell office:value-type="float" office:value="0.939007092198582" calcext:value-type="float">
            <text:p>0.939007092198582</text:p>
          </table:table-cell>
          <table:table-cell office:value-type="float" office:value="0.172943722943723" calcext:value-type="float">
            <text:p>0.172943722943723</text:p>
          </table:table-cell>
          <table:table-cell office:value-type="float" office:value="0.851474110165992" calcext:value-type="float">
            <text:p>0.851474110165992</text:p>
          </table:table-cell>
          <table:table-cell office:value-type="float" office:value="0.87005772005772" calcext:value-type="float">
            <text:p>0.8700577200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4343434343434" calcext:value-type="float">
            <text:p>0.184343434343434</text:p>
          </table:table-cell>
          <table:table-cell office:value-type="float" office:value="1358" calcext:value-type="float">
            <text:p>1358</text:p>
          </table:table-cell>
          <table:table-cell office:value-type="float" office:value="0.815656565656566" calcext:value-type="float">
            <text:p>0.815656565656566</text:p>
          </table:table-cell>
          <table:table-cell office:value-type="float" office:value="0.805631099024156" calcext:value-type="float">
            <text:p>0.805631099024156</text:p>
          </table:table-cell>
          <table:table-cell office:value-type="float" office:value="0.907952871870397" calcext:value-type="float">
            <text:p>0.907952871870397</text:p>
          </table:table-cell>
          <table:table-cell office:value-type="float" office:value="0.17987012987013" calcext:value-type="float">
            <text:p>0.17987012987013</text:p>
          </table:table-cell>
          <table:table-cell office:value-type="float" office:value="0.855231645883227" calcext:value-type="float">
            <text:p>0.855231645883227</text:p>
          </table:table-cell>
          <table:table-cell office:value-type="float" office:value="0.868181818181818" calcext:value-type="float">
            <text:p>0.868181818181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994227994228" calcext:value-type="float">
            <text:p>0.87994227994228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.840490544223305" calcext:value-type="float">
            <text:p>0.840490544223305</text:p>
          </table:table-cell>
          <table:table-cell office:value-type="float" office:value="0.858946608946609" calcext:value-type="float">
            <text:p>0.858946608946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126839826839827" calcext:value-type="float">
            <text:p>0.126839826839827</text:p>
          </table:table-cell>
          <table:table-cell office:value-type="float" office:value="705" calcext:value-type="float">
            <text:p>705</text:p>
          </table:table-cell>
          <table:table-cell office:value-type="float" office:value="0.873160173160173" calcext:value-type="float">
            <text:p>0.873160173160173</text:p>
          </table:table-cell>
          <table:table-cell office:value-type="float" office:value="0.867198783732421" calcext:value-type="float">
            <text:p>0.867198783732421</text:p>
          </table:table-cell>
          <table:table-cell office:value-type="float" office:value="0.984397163120567" calcext:value-type="float">
            <text:p>0.984397163120567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0.837558840531836" calcext:value-type="float">
            <text:p>0.837558840531836</text:p>
          </table:table-cell>
          <table:table-cell office:value-type="float" office:value="0.853823953823954" calcext:value-type="float">
            <text:p>0.8538239538239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73953823953824" calcext:value-type="float">
            <text:p>0.173953823953824</text:p>
          </table:table-cell>
          <table:table-cell office:value-type="float" office:value="1358" calcext:value-type="float">
            <text:p>1358</text:p>
          </table:table-cell>
          <table:table-cell office:value-type="float" office:value="0.826046176046176" calcext:value-type="float">
            <text:p>0.826046176046176</text:p>
          </table:table-cell>
          <table:table-cell office:value-type="float" office:value="0.815389537673972" calcext:value-type="float">
            <text:p>0.815389537673972</text:p>
          </table:table-cell>
          <table:table-cell office:value-type="float" office:value="0.924153166421208" calcext:value-type="float">
            <text:p>0.924153166421208</text:p>
          </table:table-cell>
          <table:table-cell office:value-type="float" office:value="0.170707070707071" calcext:value-type="float">
            <text:p>0.170707070707071</text:p>
          </table:table-cell>
          <table:table-cell office:value-type="float" office:value="0.842431249483855" calcext:value-type="float">
            <text:p>0.842431249483855</text:p>
          </table:table-cell>
          <table:table-cell office:value-type="float" office:value="0.861976911976912" calcext:value-type="float">
            <text:p>0.861976911976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7388167388167" calcext:value-type="float">
            <text:p>0.717388167388167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.544347179783632" calcext:value-type="float">
            <text:p>0.544347179783632</text:p>
          </table:table-cell>
          <table:table-cell office:value-type="float" office:value="0.588600288600289" calcext:value-type="float">
            <text:p>0.588600288600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265367965367965" calcext:value-type="float">
            <text:p>0.265367965367965</text:p>
          </table:table-cell>
          <table:table-cell office:value-type="float" office:value="705" calcext:value-type="float">
            <text:p>705</text:p>
          </table:table-cell>
          <table:table-cell office:value-type="float" office:value="0.734632034632035" calcext:value-type="float">
            <text:p>0.734632034632035</text:p>
          </table:table-cell>
          <table:table-cell office:value-type="float" office:value="0.720790573926264" calcext:value-type="float">
            <text:p>0.720790573926264</text:p>
          </table:table-cell>
          <table:table-cell office:value-type="float" office:value="0.992907801418439" calcext:value-type="float">
            <text:p>0.992907801418439</text:p>
          </table:table-cell>
          <table:table-cell office:value-type="float" office:value="0.285281385281385" calcext:value-type="float">
            <text:p>0.285281385281385</text:p>
          </table:table-cell>
          <table:table-cell office:value-type="float" office:value="0.553307457263193" calcext:value-type="float">
            <text:p>0.553307457263193</text:p>
          </table:table-cell>
          <table:table-cell office:value-type="float" office:value="0.586940836940837" calcext:value-type="float">
            <text:p>0.586940836940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235858585858586" calcext:value-type="float">
            <text:p>0.235858585858586</text:p>
          </table:table-cell>
          <table:table-cell office:value-type="float" office:value="1358" calcext:value-type="float">
            <text:p>1358</text:p>
          </table:table-cell>
          <table:table-cell office:value-type="float" office:value="0.764141414141414" calcext:value-type="float">
            <text:p>0.764141414141414</text:p>
          </table:table-cell>
          <table:table-cell office:value-type="float" office:value="0.741721324588066" calcext:value-type="float">
            <text:p>0.741721324588066</text:p>
          </table:table-cell>
          <table:table-cell office:value-type="float" office:value="0.970544918998527" calcext:value-type="float">
            <text:p>0.970544918998527</text:p>
          </table:table-cell>
          <table:table-cell office:value-type="float" office:value="0.262842712842713" calcext:value-type="float">
            <text:p>0.262842712842713</text:p>
          </table:table-cell>
          <table:table-cell office:value-type="float" office:value="0.545296886613263" calcext:value-type="float">
            <text:p>0.545296886613263</text:p>
          </table:table-cell>
          <table:table-cell office:value-type="float" office:value="0.595887445887446" calcext:value-type="float">
            <text:p>0.595887445887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034632034632" calcext:value-type="float">
            <text:p>0.82034632034632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.854612271863903" calcext:value-type="float">
            <text:p>0.854612271863903</text:p>
          </table:table-cell>
          <table:table-cell office:value-type="float" office:value="0.865223665223665" calcext:value-type="float">
            <text:p>0.865223665223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95598845598846" calcext:value-type="float">
            <text:p>0.195598845598846</text:p>
          </table:table-cell>
          <table:table-cell office:value-type="float" office:value="705" calcext:value-type="float">
            <text:p>705</text:p>
          </table:table-cell>
          <table:table-cell office:value-type="float" office:value="0.804401154401154" calcext:value-type="float">
            <text:p>0.804401154401154</text:p>
          </table:table-cell>
          <table:table-cell office:value-type="float" office:value="0.79612314709236" calcext:value-type="float">
            <text:p>0.79612314709236</text:p>
          </table:table-cell>
          <table:table-cell office:value-type="float" office:value="0.95886524822695" calcext:value-type="float">
            <text:p>0.95886524822695</text:p>
          </table:table-cell>
          <table:table-cell office:value-type="float" office:value="0.197691197691198" calcext:value-type="float">
            <text:p>0.197691197691198</text:p>
          </table:table-cell>
          <table:table-cell office:value-type="float" office:value="0.856511685523165" calcext:value-type="float">
            <text:p>0.856511685523165</text:p>
          </table:table-cell>
          <table:table-cell office:value-type="float" office:value="0.867821067821068" calcext:value-type="float">
            <text:p>0.867821067821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3261183261183" calcext:value-type="float">
            <text:p>0.183261183261183</text:p>
          </table:table-cell>
          <table:table-cell office:value-type="float" office:value="1358" calcext:value-type="float">
            <text:p>1358</text:p>
          </table:table-cell>
          <table:table-cell office:value-type="float" office:value="0.816738816738817" calcext:value-type="float">
            <text:p>0.816738816738817</text:p>
          </table:table-cell>
          <table:table-cell office:value-type="float" office:value="0.807950727883539" calcext:value-type="float">
            <text:p>0.807950727883539</text:p>
          </table:table-cell>
          <table:table-cell office:value-type="float" office:value="0.897643593519882" calcext:value-type="float">
            <text:p>0.897643593519882</text:p>
          </table:table-cell>
          <table:table-cell office:value-type="float" office:value="0.178715728715729" calcext:value-type="float">
            <text:p>0.178715728715729</text:p>
          </table:table-cell>
          <table:table-cell office:value-type="float" office:value="0.857048476339912" calcext:value-type="float">
            <text:p>0.857048476339912</text:p>
          </table:table-cell>
          <table:table-cell office:value-type="float" office:value="0.868686868686869" calcext:value-type="float">
            <text:p>0.86868686868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611832611832" calcext:value-type="float">
            <text:p>0.832611832611832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.843133206705756" calcext:value-type="float">
            <text:p>0.843133206705756</text:p>
          </table:table-cell>
          <table:table-cell office:value-type="float" office:value="0.856709956709957" calcext:value-type="float">
            <text:p>0.85670995670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19011544011544" calcext:value-type="float">
            <text:p>0.19011544011544</text:p>
          </table:table-cell>
          <table:table-cell office:value-type="float" office:value="705" calcext:value-type="float">
            <text:p>705</text:p>
          </table:table-cell>
          <table:table-cell office:value-type="float" office:value="0.80988455988456" calcext:value-type="float">
            <text:p>0.80988455988456</text:p>
          </table:table-cell>
          <table:table-cell office:value-type="float" office:value="0.801520334473584" calcext:value-type="float">
            <text:p>0.801520334473584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91269841269841" calcext:value-type="float">
            <text:p>0.191269841269841</text:p>
          </table:table-cell>
          <table:table-cell office:value-type="float" office:value="0.840944751837476" calcext:value-type="float">
            <text:p>0.840944751837476</text:p>
          </table:table-cell>
          <table:table-cell office:value-type="float" office:value="0.856493506493507" calcext:value-type="float">
            <text:p>0.85649350649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1358" calcext:value-type="float">
            <text:p>1358</text:p>
          </table:table-cell>
          <table:table-cell office:value-type="float" office:value="0.842207792207792" calcext:value-type="float">
            <text:p>0.842207792207792</text:p>
          </table:table-cell>
          <table:table-cell office:value-type="float" office:value="0.838025915853463" calcext:value-type="float">
            <text:p>0.838025915853463</text:p>
          </table:table-cell>
          <table:table-cell office:value-type="float" office:value="0.880706921944035" calcext:value-type="float">
            <text:p>0.880706921944035</text:p>
          </table:table-cell>
          <table:table-cell office:value-type="float" office:value="0.148701298701299" calcext:value-type="float">
            <text:p>0.148701298701299</text:p>
          </table:table-cell>
          <table:table-cell office:value-type="float" office:value="0.836278800891898" calcext:value-type="float">
            <text:p>0.836278800891898</text:p>
          </table:table-cell>
          <table:table-cell office:value-type="float" office:value="0.853318903318903" calcext:value-type="float">
            <text:p>0.853318903318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6248196248196" calcext:value-type="float">
            <text:p>0.796248196248196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.856800726732183" calcext:value-type="float">
            <text:p>0.856800726732183</text:p>
          </table:table-cell>
          <table:table-cell office:value-type="float" office:value="0.857070707070707" calcext:value-type="float">
            <text:p>0.85707070707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192929292929293" calcext:value-type="float">
            <text:p>0.192929292929293</text:p>
          </table:table-cell>
          <table:table-cell office:value-type="float" office:value="705" calcext:value-type="float">
            <text:p>705</text:p>
          </table:table-cell>
          <table:table-cell office:value-type="float" office:value="0.807070707070707" calcext:value-type="float">
            <text:p>0.807070707070707</text:p>
          </table:table-cell>
          <table:table-cell office:value-type="float" office:value="0.79809958190802" calcext:value-type="float">
            <text:p>0.79809958190802</text:p>
          </table:table-cell>
          <table:table-cell office:value-type="float" office:value="0.974468085106383" calcext:value-type="float">
            <text:p>0.974468085106383</text:p>
          </table:table-cell>
          <table:table-cell office:value-type="float" office:value="0.196031746031746" calcext:value-type="float">
            <text:p>0.196031746031746</text:p>
          </table:table-cell>
          <table:table-cell office:value-type="float" office:value="0.859278222809481" calcext:value-type="float">
            <text:p>0.859278222809481</text:p>
          </table:table-cell>
          <table:table-cell office:value-type="float" office:value="0.873737373737374" calcext:value-type="float">
            <text:p>0.87373737373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17994227994228" calcext:value-type="float">
            <text:p>0.17994227994228</text:p>
          </table:table-cell>
          <table:table-cell office:value-type="float" office:value="1358" calcext:value-type="float">
            <text:p>1358</text:p>
          </table:table-cell>
          <table:table-cell office:value-type="float" office:value="0.82005772005772" calcext:value-type="float">
            <text:p>0.82005772005772</text:p>
          </table:table-cell>
          <table:table-cell office:value-type="float" office:value="0.812350023996161" calcext:value-type="float">
            <text:p>0.812350023996161</text:p>
          </table:table-cell>
          <table:table-cell office:value-type="float" office:value="0.891016200294551" calcext:value-type="float">
            <text:p>0.891016200294551</text:p>
          </table:table-cell>
          <table:table-cell office:value-type="float" office:value="0.175541125541126" calcext:value-type="float">
            <text:p>0.175541125541126</text:p>
          </table:table-cell>
          <table:table-cell office:value-type="float" office:value="0.853001899413659" calcext:value-type="float">
            <text:p>0.853001899413659</text:p>
          </table:table-cell>
          <table:table-cell office:value-type="float" office:value="0.867748917748918" calcext:value-type="float">
            <text:p>0.867748917748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6724386724387" calcext:value-type="float">
            <text:p>0.836724386724387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.713312412255347" calcext:value-type="float">
            <text:p>0.713312412255347</text:p>
          </table:table-cell>
          <table:table-cell office:value-type="float" office:value="0.646248196248196" calcext:value-type="float">
            <text:p>0.64624819624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158297258297258" calcext:value-type="float">
            <text:p>0.158297258297258</text:p>
          </table:table-cell>
          <table:table-cell office:value-type="float" office:value="705" calcext:value-type="float">
            <text:p>705</text:p>
          </table:table-cell>
          <table:table-cell office:value-type="float" office:value="0.841702741702742" calcext:value-type="float">
            <text:p>0.841702741702742</text:p>
          </table:table-cell>
          <table:table-cell office:value-type="float" office:value="0.835043709616116" calcext:value-type="float">
            <text:p>0.835043709616116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6998556998557" calcext:value-type="float">
            <text:p>0.16998556998557</text:p>
          </table:table-cell>
          <table:table-cell office:value-type="float" office:value="0.711702039805104" calcext:value-type="float">
            <text:p>0.711702039805104</text:p>
          </table:table-cell>
          <table:table-cell office:value-type="float" office:value="0.641774891774892" calcext:value-type="float">
            <text:p>0.641774891774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1497113997114" calcext:value-type="float">
            <text:p>0.1497113997114</text:p>
          </table:table-cell>
          <table:table-cell office:value-type="float" office:value="1358" calcext:value-type="float">
            <text:p>1358</text:p>
          </table:table-cell>
          <table:table-cell office:value-type="float" office:value="0.8502886002886" calcext:value-type="float">
            <text:p>0.8502886002886</text:p>
          </table:table-cell>
          <table:table-cell office:value-type="float" office:value="0.845384738441849" calcext:value-type="float">
            <text:p>0.845384738441849</text:p>
          </table:table-cell>
          <table:table-cell office:value-type="float" office:value="0.895434462444772" calcext:value-type="float">
            <text:p>0.895434462444772</text:p>
          </table:table-cell>
          <table:table-cell office:value-type="float" office:value="0.158152958152958" calcext:value-type="float">
            <text:p>0.158152958152958</text:p>
          </table:table-cell>
          <table:table-cell office:value-type="float" office:value="0.715129242712032" calcext:value-type="float">
            <text:p>0.715129242712032</text:p>
          </table:table-cell>
          <table:table-cell office:value-type="float" office:value="0.64018759018759" calcext:value-type="float">
            <text:p>0.64018759018759</text:p>
          </table:table-cell>
          <table:table-cell table:number-columns-repeated="1013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# IDed as mislabeled</text:p>
          </table:table-cell>
          <table:table-cell table:style-name="ce1" office:value-type="string" calcext:value-type="string">
            <text:p># correct after clea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3"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.900990099009901" calcext:value-type="float">
            <text:p>0.900990099009901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.871287128712871" calcext:value-type="float">
            <text:p>0.871287128712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.811881188118812" calcext:value-type="float">
            <text:p>0.81188118811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.97029702970297" calcext:value-type="float">
            <text:p>0.97029702970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039603960396" calcext:value-type="float">
            <text:p>0.96039603960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.891089108910891" calcext:value-type="float">
            <text:p>0.89108910891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.930693069306931" calcext:value-type="float">
            <text:p>0.930693069306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99009900990099" calcext:value-type="float">
            <text:p>0.99009900990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2769" calcext:value-type="float">
            <text:p>12769</text:p>
          </table:table-cell>
          <table:table-cell table:number-columns-repeated="2" office:value-type="float" office:value="0.921284271284271" calcext:value-type="float">
            <text:p>0.921284271284271</text:p>
          </table:table-cell>
          <table:table-cell office:value-type="float" office:value="0.921284271284271" calcext:value-type="float">
            <text:p>0.921284271284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235" calcext:value-type="float">
            <text:p>1235</text:p>
          </table:table-cell>
          <table:table-cell office:value-type="float" office:value="12440" calcext:value-type="float">
            <text:p>12440</text:p>
          </table:table-cell>
          <table:table-cell table:number-columns-repeated="3" office:value-type="float" office:value="0.897546897546897" calcext:value-type="float">
            <text:p>0.897546897546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228" calcext:value-type="float">
            <text:p>1228</text:p>
          </table:table-cell>
          <table:table-cell office:value-type="float" office:value="11804" calcext:value-type="float">
            <text:p>11804</text:p>
          </table:table-cell>
          <table:table-cell table:number-columns-repeated="3" office:value-type="float" office:value="0.851659451659452" calcext:value-type="float">
            <text:p>0.851659451659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3289" calcext:value-type="float">
            <text:p>13289</text:p>
          </table:table-cell>
          <table:table-cell table:number-columns-repeated="3" office:value-type="float" office:value="0.958802308802309" calcext:value-type="float">
            <text:p>0.958802308802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82" calcext:value-type="float">
            <text:p>882</text:p>
          </table:table-cell>
          <table:table-cell office:value-type="float" office:value="13030" calcext:value-type="float">
            <text:p>13030</text:p>
          </table:table-cell>
          <table:table-cell table:number-columns-repeated="3" office:value-type="float" office:value="0.94011544011544" calcext:value-type="float">
            <text:p>0.94011544011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84" calcext:value-type="float">
            <text:p>884</text:p>
          </table:table-cell>
          <table:table-cell office:value-type="float" office:value="12342" calcext:value-type="float">
            <text:p>12342</text:p>
          </table:table-cell>
          <table:table-cell table:number-columns-repeated="3" office:value-type="float" office:value="0.89047619047619" calcext:value-type="float">
            <text:p>0.89047619047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3334" calcext:value-type="float">
            <text:p>13334</text:p>
          </table:table-cell>
          <table:table-cell table:number-columns-repeated="3" office:value-type="float" office:value="0.962049062049062" calcext:value-type="float">
            <text:p>0.962049062049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6" calcext:value-type="float">
            <text:p>806</text:p>
          </table:table-cell>
          <table:table-cell office:value-type="float" office:value="12952" calcext:value-type="float">
            <text:p>12952</text:p>
          </table:table-cell>
          <table:table-cell table:number-columns-repeated="3" office:value-type="float" office:value="0.934487734487734" calcext:value-type="float">
            <text:p>0.93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41" calcext:value-type="float">
            <text:p>841</text:p>
          </table:table-cell>
          <table:table-cell office:value-type="float" office:value="12292" calcext:value-type="float">
            <text:p>12292</text:p>
          </table:table-cell>
          <table:table-cell table:number-columns-repeated="3" office:value-type="float" office:value="0.886868686868687" calcext:value-type="float">
            <text:p>0.886868686868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938" calcext:value-type="float">
            <text:p>11938</text:p>
          </table:table-cell>
          <table:table-cell table:number-columns-repeated="3" office:value-type="float" office:value="0.861327561327561" calcext:value-type="float">
            <text:p>0.861327561327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309" calcext:value-type="float">
            <text:p>1309</text:p>
          </table:table-cell>
          <table:table-cell office:value-type="float" office:value="12276" calcext:value-type="float">
            <text:p>12276</text:p>
          </table:table-cell>
          <table:table-cell table:number-columns-repeated="3" office:value-type="float" office:value="0.885714285714286" calcext:value-type="float">
            <text:p>0.885714285714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107" calcext:value-type="float">
            <text:p>1107</text:p>
          </table:table-cell>
          <table:table-cell office:value-type="float" office:value="12005" calcext:value-type="float">
            <text:p>12005</text:p>
          </table:table-cell>
          <table:table-cell table:number-columns-repeated="3" office:value-type="float" office:value="0.866161616161616" calcext:value-type="float">
            <text:p>0.866161616161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3328" calcext:value-type="float">
            <text:p>13328</text:p>
          </table:table-cell>
          <table:table-cell table:number-columns-repeated="3" office:value-type="float" office:value="0.961616161616162" calcext:value-type="float">
            <text:p>0.961616161616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14" calcext:value-type="float">
            <text:p>814</text:p>
          </table:table-cell>
          <table:table-cell office:value-type="float" office:value="13061" calcext:value-type="float">
            <text:p>13061</text:p>
          </table:table-cell>
          <table:table-cell table:number-columns-repeated="3" office:value-type="float" office:value="0.942352092352092" calcext:value-type="float">
            <text:p>0.942352092352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1" calcext:value-type="float">
            <text:p>871</text:p>
          </table:table-cell>
          <table:table-cell office:value-type="float" office:value="12410" calcext:value-type="float">
            <text:p>12410</text:p>
          </table:table-cell>
          <table:table-cell table:number-columns-repeated="3" office:value-type="float" office:value="0.895382395382395" calcext:value-type="float">
            <text:p>0.895382395382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3327" calcext:value-type="float">
            <text:p>13327</text:p>
          </table:table-cell>
          <table:table-cell table:number-columns-repeated="3" office:value-type="float" office:value="0.961544011544012" calcext:value-type="float">
            <text:p>0.961544011544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796" calcext:value-type="float">
            <text:p>796</text:p>
          </table:table-cell>
          <table:table-cell office:value-type="float" office:value="12962" calcext:value-type="float">
            <text:p>12962</text:p>
          </table:table-cell>
          <table:table-cell table:number-columns-repeated="3" office:value-type="float" office:value="0.935209235209235" calcext:value-type="float">
            <text:p>0.935209235209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17" calcext:value-type="float">
            <text:p>817</text:p>
          </table:table-cell>
          <table:table-cell office:value-type="float" office:value="12255" calcext:value-type="float">
            <text:p>12255</text:p>
          </table:table-cell>
          <table:table-cell table:number-columns-repeated="3" office:value-type="float" office:value="0.884199134199134" calcext:value-type="float">
            <text:p>0.884199134199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3312" calcext:value-type="float">
            <text:p>13312</text:p>
          </table:table-cell>
          <table:table-cell table:number-columns-repeated="3" office:value-type="float" office:value="0.96046176046176" calcext:value-type="float">
            <text:p>0.96046176046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9" calcext:value-type="float">
            <text:p>809</text:p>
          </table:table-cell>
          <table:table-cell office:value-type="float" office:value="13064" calcext:value-type="float">
            <text:p>13064</text:p>
          </table:table-cell>
          <table:table-cell table:number-columns-repeated="2" office:value-type="float" office:value="0.942568542568543" calcext:value-type="float">
            <text:p>0.942568542568543</text:p>
          </table:table-cell>
          <table:table-cell office:value-type="float" office:value="0.942568542568542" calcext:value-type="float">
            <text:p>0.9425685425685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5" calcext:value-type="float">
            <text:p>875</text:p>
          </table:table-cell>
          <table:table-cell office:value-type="float" office:value="12343" calcext:value-type="float">
            <text:p>12343</text:p>
          </table:table-cell>
          <table:table-cell table:number-columns-repeated="3" office:value-type="float" office:value="0.890548340548341" calcext:value-type="float">
            <text:p>0.89054834054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3296" calcext:value-type="float">
            <text:p>13296</text:p>
          </table:table-cell>
          <table:table-cell table:number-columns-repeated="3" office:value-type="float" office:value="0.959307359307359" calcext:value-type="float">
            <text:p>0.959307359307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092" calcext:value-type="float">
            <text:p>1092</text:p>
          </table:table-cell>
          <table:table-cell office:value-type="float" office:value="13215" calcext:value-type="float">
            <text:p>13215</text:p>
          </table:table-cell>
          <table:table-cell table:number-columns-repeated="3" office:value-type="float" office:value="0.953463203463203" calcext:value-type="float">
            <text:p>0.953463203463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01" calcext:value-type="float">
            <text:p>801</text:p>
          </table:table-cell>
          <table:table-cell office:value-type="float" office:value="12259" calcext:value-type="float">
            <text:p>12259</text:p>
          </table:table-cell>
          <table:table-cell table:number-columns-repeated="3" office:value-type="float" office:value="0.884487734487734" calcext:value-type="float">
            <text:p>0.884487734487734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accuracy on clean test</text:p>
          </table:table-cell>
          <table:table-cell table:style-name="ce1" office:value-type="string" calcext:value-type="string">
            <text:p>accuracy on noisy tes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1584158415841" calcext:value-type="float">
            <text:p>0.841584158415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732673267326733" calcext:value-type="float">
            <text:p>0.732673267326733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45544554455446" calcext:value-type="float">
            <text:p>0.445544554455446</text:p>
          </table:table-cell>
          <table:table-cell office:value-type="float" office:value="0.524752475247525" calcext:value-type="float">
            <text:p>0.524752475247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0.613861386138614" calcext:value-type="float">
            <text:p>0.61386138613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85148514851" calcext:value-type="float">
            <text:p>0.851485148514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52475247524752" calcext:value-type="float">
            <text:p>0.75247524752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71287128712871" calcext:value-type="float">
            <text:p>0.871287128712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015873015873" calcext:value-type="float">
            <text:p>0.123015873015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42784992784993" calcext:value-type="float">
            <text:p>0.242784992784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6767676767677" calcext:value-type="float">
            <text:p>0.226767676767677</text:p>
          </table:table-cell>
          <table:table-cell office:value-type="float" office:value="0.207720057720058" calcext:value-type="float">
            <text:p>0.207720057720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25541125541126" calcext:value-type="float">
            <text:p>0.225541125541126</text:p>
          </table:table-cell>
          <table:table-cell office:value-type="float" office:value="0.23968253968254" calcext:value-type="float">
            <text:p>0.23968253968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66594516594517" calcext:value-type="float">
            <text:p>0.266594516594517</text:p>
          </table:table-cell>
          <table:table-cell office:value-type="float" office:value="0.257792207792208" calcext:value-type="float">
            <text:p>0.257792207792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4112554112554" calcext:value-type="float">
            <text:p>0.20411255411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662337662338" calcext:value-type="float">
            <text:p>0.187662337662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053391053391" calcext:value-type="float">
            <text:p>0.191053391053391</text:p>
          </table:table-cell>
          <table:table-cell office:value-type="float" office:value="0.184848484848485" calcext:value-type="float">
            <text:p>0.184848484848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542568542569" calcext:value-type="float">
            <text:p>0.168542568542569</text:p>
          </table:table-cell>
          <table:table-cell office:value-type="float" office:value="0.15959595959596" calcext:value-type="float">
            <text:p>0.15959595959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806637806638" calcext:value-type="float">
            <text:p>0.187806637806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95670995671" calcext:value-type="float">
            <text:p>0.1995670995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49278499278499" calcext:value-type="float">
            <text:p>0.149278499278499</text:p>
          </table:table-cell>
          <table:table-cell office:value-type="float" office:value="0.145815295815296" calcext:value-type="float">
            <text:p>0.145815295815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18831168831169" calcext:value-type="float">
            <text:p>0.118831168831169</text:p>
          </table:table-cell>
          <table:table-cell office:value-type="float" office:value="0.115367965367965" calcext:value-type="float">
            <text:p>0.115367965367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18686868686869" calcext:value-type="float">
            <text:p>0.118686868686869</text:p>
          </table:table-cell>
          <table:table-cell office:value-type="float" office:value="0.113059163059163" calcext:value-type="float">
            <text:p>0.113059163059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2121212121212" calcext:value-type="float">
            <text:p>0.162121212121212</text:p>
          </table:table-cell>
          <table:table-cell office:value-type="float" office:value="0.157287157287157" calcext:value-type="float">
            <text:p>0.157287157287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7027417027417" calcext:value-type="float">
            <text:p>0.31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305050505050505" calcext:value-type="float">
            <text:p>0.305050505050505</text:p>
          </table:table-cell>
          <table:table-cell office:value-type="float" office:value="0.293506493506493" calcext:value-type="float">
            <text:p>0.293506493506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92857142857143" calcext:value-type="float">
            <text:p>0.292857142857143</text:p>
          </table:table-cell>
          <table:table-cell office:value-type="float" office:value="0.281024531024531" calcext:value-type="float">
            <text:p>0.281024531024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07359307359307" calcext:value-type="float">
            <text:p>0.307359307359307</text:p>
          </table:table-cell>
          <table:table-cell office:value-type="float" office:value="0.284343434343434" calcext:value-type="float">
            <text:p>0.284343434343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17604617604618" calcext:value-type="float">
            <text:p>0.317604617604618</text:p>
          </table:table-cell>
          <table:table-cell office:value-type="float" office:value="0.288095238095238" calcext:value-type="float">
            <text:p>0.288095238095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3751803751804" calcext:value-type="float">
            <text:p>0.15375180375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64213564213564" calcext:value-type="float">
            <text:p>0.164213564213564</text:p>
          </table:table-cell>
          <table:table-cell office:value-type="float" office:value="0.161760461760462" calcext:value-type="float">
            <text:p>0.161760461760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0.184632034632035" calcext:value-type="float">
            <text:p>0.184632034632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9336219336219" calcext:value-type="float">
            <text:p>0.169336219336219</text:p>
          </table:table-cell>
          <table:table-cell office:value-type="float" office:value="0.178787878787879" calcext:value-type="float">
            <text:p>0.178787878787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253968253968" calcext:value-type="float">
            <text:p>0.168253968253968</text:p>
          </table:table-cell>
          <table:table-cell office:value-type="float" office:value="0.171284271284271" calcext:value-type="float">
            <text:p>0.171284271284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070707070707" calcext:value-type="float">
            <text:p>0.157070707070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76046176046176" calcext:value-type="float">
            <text:p>0.176046176046176</text:p>
          </table:table-cell>
          <table:table-cell office:value-type="float" office:value="0.16976911976912" calcext:value-type="float">
            <text:p>0.16976911976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0.153174603174603" calcext:value-type="float">
            <text:p>0.153174603174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48340548340548" calcext:value-type="float">
            <text:p>0.148340548340548</text:p>
          </table:table-cell>
          <table:table-cell office:value-type="float" office:value="0.1504329004329" calcext:value-type="float">
            <text:p>0.1504329004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59018759018759" calcext:value-type="float">
            <text:p>0.159018759018759</text:p>
          </table:table-cell>
          <table:table-cell office:value-type="float" office:value="0.152886002886003" calcext:value-type="float">
            <text:p>0.152886002886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4790764790765" calcext:value-type="float">
            <text:p>0.21479076479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6608946608947" calcext:value-type="float">
            <text:p>0.196608946608947</text:p>
          </table:table-cell>
          <table:table-cell office:value-type="float" office:value="0.18961038961039" calcext:value-type="float">
            <text:p>0.18961038961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1139971139971" calcext:value-type="float">
            <text:p>0.221139971139971</text:p>
          </table:table-cell>
          <table:table-cell office:value-type="float" office:value="0.213419913419913" calcext:value-type="float">
            <text:p>0.213419913419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00793650793651" calcext:value-type="float">
            <text:p>0.200793650793651</text:p>
          </table:table-cell>
          <table:table-cell office:value-type="float" office:value="0.200649350649351" calcext:value-type="float">
            <text:p>0.200649350649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2395382395382" calcext:value-type="float">
            <text:p>0.182395382395382</text:p>
          </table:table-cell>
          <table:table-cell office:value-type="float" office:value="0.185137085137085" calcext:value-type="float">
            <text:p>0.18513708513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8773448773449" calcext:value-type="float">
            <text:p>0.198773448773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978354978355" calcext:value-type="float">
            <text:p>0.19978354978355</text:p>
          </table:table-cell>
          <table:table-cell office:value-type="float" office:value="0.180735930735931" calcext:value-type="float">
            <text:p>0.180735930735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630591630592" calcext:value-type="float">
            <text:p>0.191630591630592</text:p>
          </table:table-cell>
          <table:table-cell office:value-type="float" office:value="0.170851370851371" calcext:value-type="float">
            <text:p>0.17085137085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5786435786436" calcext:value-type="float">
            <text:p>0.185786435786436</text:p>
          </table:table-cell>
          <table:table-cell office:value-type="float" office:value="0.167027417027417" calcext:value-type="float">
            <text:p>0.16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7258297258297" calcext:value-type="float">
            <text:p>0.197258297258297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9:23:44.591679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8T09:36:58.728074682</dc:date>
    <meta:editing-duration>PT25M49S</meta:editing-duration>
    <meta:editing-cycles>6</meta:editing-cycles>
    <meta:document-statistic meta:table-count="3" meta:cell-count="3164" meta:object-count="0"/>
  </office:meta>
</office:document-meta>
</file>